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face style:name="Ubuntu" svg:font-family="Ubuntu" style:font-pitch="variable"/>
    <style:font-face style:name="Ubuntu1" svg:font-family="Ubuntu" style:font-adornments="Standard" style:font-pitch="variable"/>
    <style:font-face style:name="Verdana" svg:font-family="Verdana" style:font-family-generic="swiss" style:font-pitch="variable"/>
  </office:font-face-decls>
  <office:automatic-styles>
    <style:style style:name="P1" style:family="paragraph" style:parent-style-name="Preformatted_20_Text">
      <style:paragraph-properties fo:line-height="125%"/>
      <style:text-properties style:font-name="Ubuntu" fo:font-size="12pt" style:font-size-asian="12pt" style:font-size-complex="12pt"/>
    </style:style>
    <style:style style:name="P2" style:family="paragraph" style:parent-style-name="Preformatted_20_Text">
      <loext:graphic-properties draw:fill-gradient-name="gradient" draw:fill-hatch-name="hatch"/>
      <style:paragraph-properties fo:margin-top="0cm" fo:margin-bottom="0.42cm" style:contextual-spacing="false" fo:line-height="125%" fo:text-align="center" style:justify-single-word="false" fo:padding="0.049cm" fo:border="0.06pt solid #000000" style:shadow="none"/>
      <style:text-properties style:font-name="Ubuntu" fo:font-size="14pt" officeooo:paragraph-rsid="001d565f" style:font-size-asian="14pt" style:font-size-complex="14pt"/>
    </style:style>
    <style:style style:name="P3" style:family="paragraph" style:parent-style-name="Preformatted_20_Text">
      <loext:graphic-properties draw:fill-gradient-name="gradient" draw:fill-hatch-name="hatch"/>
      <style:paragraph-properties fo:margin-top="0cm" fo:margin-bottom="0.42cm" style:contextual-spacing="false" fo:line-height="125%" style:shadow="none"/>
      <style:text-properties style:font-name="Ubuntu" fo:font-size="12pt" style:font-size-asian="12pt" style:font-size-complex="12pt"/>
    </style:style>
    <style:style style:name="P4" style:family="paragraph" style:parent-style-name="Preformatted_20_Text">
      <loext:graphic-properties draw:fill-gradient-name="gradient" draw:fill-hatch-name="hatch"/>
      <style:paragraph-properties fo:margin-top="0cm" fo:margin-bottom="0.42cm" style:contextual-spacing="false" fo:line-height="125%" fo:break-before="page" style:shadow="none"/>
      <style:text-properties style:font-name="Ubuntu" fo:font-size="12pt" style:font-size-asian="12pt" style:font-size-complex="12pt"/>
    </style:style>
    <style:style style:name="P5" style:family="paragraph" style:parent-style-name="Preformatted_20_Text">
      <loext:graphic-properties draw:fill-gradient-name="gradient" draw:fill-hatch-name="hatch"/>
      <style:paragraph-properties fo:margin-top="0cm" fo:margin-bottom="0.42cm" style:contextual-spacing="false" fo:line-height="125%" style:shadow="none"/>
      <style:text-properties style:font-name="Ubuntu" fo:font-size="12pt" officeooo:paragraph-rsid="001c3fa0" style:font-size-asian="12pt" style:font-size-complex="12pt"/>
    </style:style>
    <style:style style:name="P6" style:family="paragraph" style:parent-style-name="Preformatted_20_Text">
      <loext:graphic-properties draw:fill-gradient-name="gradient" draw:fill-hatch-name="hatch"/>
      <style:paragraph-properties fo:margin-top="0cm" fo:margin-bottom="0.42cm" style:contextual-spacing="false" fo:line-height="125%" style:shadow="none"/>
      <style:text-properties style:font-name="Ubuntu" fo:font-size="12pt" officeooo:paragraph-rsid="001d565f" style:font-size-asian="12pt" style:font-size-complex="12pt"/>
    </style:style>
    <style:style style:name="P7" style:family="paragraph" style:parent-style-name="Preformatted_20_Text">
      <loext:graphic-properties draw:fill-gradient-name="gradient" draw:fill-hatch-name="hatch"/>
      <style:paragraph-properties fo:margin-top="0cm" fo:margin-bottom="0.42cm" style:contextual-spacing="false" fo:line-height="120%" style:shadow="none"/>
      <style:text-properties style:font-name="Ubuntu" fo:font-size="12pt" style:font-size-asian="12pt" style:font-size-complex="12pt"/>
    </style:style>
    <style:style style:name="P8" style:family="paragraph" style:parent-style-name="Preformatted_20_Text">
      <loext:graphic-properties draw:fill-gradient-name="gradient" draw:fill-hatch-name="hatch"/>
      <style:paragraph-properties fo:margin-top="0cm" fo:margin-bottom="0.42cm" style:contextual-spacing="false" style:shadow="none"/>
      <style:text-properties style:font-name="Ubuntu" fo:font-size="12pt" style:font-size-asian="12pt" style:font-size-complex="12pt"/>
    </style:style>
    <style:style style:name="P9" style:family="paragraph" style:parent-style-name="Preformatted_20_Text">
      <loext:graphic-properties draw:fill-gradient-name="gradient" draw:fill-hatch-name="hatch"/>
      <style:paragraph-properties fo:margin-top="0cm" fo:margin-bottom="0.42cm" style:contextual-spacing="false" fo:line-height="130%" style:shadow="none"/>
      <style:text-properties style:font-name="Ubuntu" fo:font-size="12pt" style:font-size-asian="12pt" style:font-size-complex="12pt"/>
    </style:style>
    <style:style style:name="P10" style:family="paragraph" style:parent-style-name="Preformatted_20_Text">
      <loext:graphic-properties draw:fill-gradient-name="gradient" draw:fill-hatch-name="hatch"/>
      <style:paragraph-properties fo:margin-top="0cm" fo:margin-bottom="0.42cm" style:contextual-spacing="false" fo:line-height="130%" style:shadow="none"/>
      <style:text-properties style:font-name="Ubuntu" fo:font-size="12pt" officeooo:paragraph-rsid="001c3fa0" style:font-size-asian="12pt" style:font-size-complex="12pt"/>
    </style:style>
    <style:style style:name="P11" style:family="paragraph" style:parent-style-name="Preformatted_20_Text">
      <loext:graphic-properties draw:fill-gradient-name="gradient" draw:fill-hatch-name="hatch"/>
      <style:paragraph-properties fo:margin-top="0cm" fo:margin-bottom="0.42cm" style:contextual-spacing="false" style:shadow="none"/>
      <style:text-properties style:font-name="Ubuntu" fo:font-size="12pt" officeooo:paragraph-rsid="001a765f" style:font-size-asian="12pt" style:font-size-complex="12pt"/>
    </style:style>
    <style:style style:name="T1" style:family="text">
      <style:text-properties style:font-name="Ubuntu"/>
    </style:style>
    <style:style style:name="T2" style:family="text">
      <style:text-properties style:font-name="Ubuntu" fo:font-size="12pt" style:font-size-asian="12pt" style:font-size-complex="12pt"/>
    </style:style>
    <style:style style:name="T3" style:family="text">
      <style:text-properties style:font-name="Ubuntu" fo:font-size="12pt" officeooo:rsid="001d565f" style:font-size-asian="12pt" style:font-size-complex="12pt"/>
    </style:style>
    <style:style style:name="T4" style:family="text">
      <style:text-properties style:font-name="Ubuntu" officeooo:rsid="001d565f"/>
    </style:style>
    <style:style style:name="T5" style:family="text">
      <style:text-properties officeooo:rsid="001a765f"/>
    </style:style>
    <style:style style:name="T6" style:family="text">
      <style:text-properties style:font-name="Ubuntu1"/>
    </style:style>
    <style:style style:name="T7" style:family="text">
      <style:text-properties officeooo:rsid="001d565f"/>
    </style:style>
    <style:style style:name="T8" style:family="text">
      <style:text-properties fo:font-size="12pt" style:font-size-asian="12pt" style:font-size-complex="12pt"/>
    </style:style>
    <style:style style:name="T9" style:family="text">
      <style:text-properties fo:font-size="12pt" officeooo:rsid="001d565f" style:font-size-asian="12pt" style:font-size-complex="12pt"/>
    </style:style>
    <style:style style:name="T10" style:family="text">
      <style:text-properties officeooo:rsid="001eb6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code@ SAA-Toolbox <text:span text:style-name="T7">für </text:span>FiCore <text:span text:style-name="T7">(</text:span>C) 1989-<text:span text:style-name="T7">2026</text:span></text:p>
      <text:p text:style-name="P6"/>
      <text:p text:style-name="P6"><text:span text:style-name="T7">1.1. Vorwort</text:span></text:p>
      <text:p text:style-name="P3">Mit der SAA-Toolbox stehen dir C-Funktionen zur Verfügung, die dir helfen werden, deine Programme mit einer professionellen Benutzerschnit<text:span text:style-name="T10">t</text:span>stelle auszustatten, ohne selbst »das Rad noch einmal erfinden zu müssen«. Ausgetestete und auf Geschwindigkeit und leichte Bedienbarkeit hin optimierte Routinen geben deiner Software das »look and feel« der neuen und die Zukunft bestimmenden Software-Generation, die sich an dem SAA-Standard orientiert:</text:p>
      <text:p text:style-name="P3">■ Leichte Bedienung des Anwenderprogramms durch Verwendung einer Menüzeile</text:p>
      <text:p text:style-name="P3">und Pull-down-Menüs,</text:p>
      <text:p text:style-name="P3">■ wahlweise Bedienung des Anwenderprogramms mit Maus und Tastatur,</text:p>
      <text:p text:style-name="P3">■ das Arbeiten mit mehreren Fenstern,</text:p>
      <text:p text:style-name="P3">■ Programmsteuerung mit Hilfe von Dialogfelder</text:p>
      <text:p text:style-name="P3">sind nur einige der Merkmale dieses neuen Standards, den du vielleicht von</text:p>
      <text:p text:style-name="P3">der Shell des Betriebssystems DOS 4.0 oder der Grafik-Version von Microsoft</text:p>
      <text:p text:style-name="P3">Windows 2.1 oder /386 her kennen. Natürlich folgt auch QuickC diesem</text:p>
      <text:p text:style-name="P3">Standard, und im Laufe dieser Dokumentation werden du alte Bekannte aus</text:p>
      <text:p text:style-name="P3">der QuickC-Bedieneroberfläche wiederfinden.</text:p>
      <text:p text:style-name="P3">Neben der umfangreichen Funktionssammlung werden die Elemente des</text:p>
      <text:p text:style-name="P3">SAA_Standards erläutert, die eine Vereinheitlichung der Benützeroberfläche</text:p>
      <text:p text:style-name="P3">zum Ziel haben. Weiter Informationen zur System Anwendungs-Architektur</text:p>
      <text:p text:style-name="P3">können du den Veröffentlichungen von IBM zu SAA entnehmen (siehe</text:p>
      <text:p text:style-name="P3">Literaturverzeichnis).</text:p>
      <text:p text:style-name="P3">Allein die SAA-Toolbox besteht bereits aus mehr als 30.000 Zeilen</text:p>
      <text:p text:style-name="P3">ausführlich dokumentierten Source-Codes.</text:p>
      <text:p text:style-name="P5">Die dir vorlieDen Toolbox-Datentypen für vorzeichenbehaftete C-Typen wird ein »S« (für</text:p>
      <text:p text:style-name="P7"><text:soft-page-break/>»signed«) vorangestellt. Somit erhält beispielsweise eine Variable vom C-</text:p>
      <text:p text:style-name="P7">Typ »signed int« den Toolbox-Typ SWORD.</text:p>
      <text:p text:style-name="P7">Ein große Manko vieler Programme sind Variablennamen ohne jede</text:p>
      <text:p text:style-name="P5">Aussagekraft. deine Progrgende SAA-Toolbox-Dokumentation wird es dir ermöglichen,</text:p>
      <text:p text:style-name="P3">daß du auf all diese Funktionen über die dir zur Verfügung stehenden</text:p>
      <text:p text:style-name="P3">Bibliotheken zugreifen können.</text:p>
      <text:p text:style-name="P3">In diesem Kapitel erhalten du einen ersten Überblick über die</text:p>
      <text:p text:style-name="P3">Leistungsmerkmale der Toolbox. Außerdem werden wir die im Text und in den</text:p>
      <text:p text:style-name="P3">Programmen verwendeten Notationsregeln erläutern und du mit dem Aufbau der</text:p>
      <text:p text:style-name="P3">Dokumentation vertraut machen.</text:p>
      <text:p text:style-name="P3">1.2. Die SAA-Toolbox im Überblick</text:p>
      <text:p text:style-name="P3">Die Tools unterstützen du bei der Programmentwicklung einer</text:p>
      <text:p text:style-name="P3">anwenderfreundlichen Benutzerschnittstelle, die sich an dem von IBM</text:p>
      <text:p text:style-name="P3">definierten SAA-Standard (System-Anwendungs-Architektur) anlehnt. Durch die</text:p>
      <text:p text:style-name="P3">Verwendung der Toolbox wird die Dauer für die Erstellung einer</text:p>
      <text:p text:style-name="P3">Bedieneroberfläche, die den Großteil der Programmierzeit beträgt, erheblich</text:p>
      <text:p text:style-name="P3">verkürzt. Zur Verfügung stehen dir:</text:p>
      <text:p text:style-name="P3">SAA-Toolbox:</text:p>
      <text:p text:style-name="P3">■ Ein proffesioneller Menümanager, der vom Anwender mit Maus und Tastatur</text:p>
      <text:p text:style-name="P3">bedient werden kann.</text:p>
      <text:p text:style-name="P3">■ Ein komfortables Window-Management für die Generierung, Anzeige und</text:p>
      <text:p text:style-name="P3">Verwaltung von mehreren Fenstern, die sich beliebig überlappen können.</text:p>
      <text:p text:style-name="P3">■ Eine Sammlung von Dialogfeldern, die du über einen simplen</text:p>
      <text:p text:style-name="P3">Funktionsaufruf in deine Programme einbinden können.</text:p>
      <text:p text:style-name="P3">■ Eine Funktionssammlung zur Unterstützung der Microsoft Maus.</text:p>
      <text:p text:style-name="P3"><text:soft-page-break/>■ Schnelle Assembler- und C-Routinen zur Bildschirmausgabe, die direkt auf</text:p>
      <text:p text:style-name="P3">den Bildschirmspeicher zugreifen.</text:p>
      <text:p text:style-name="P3">MASK-Toolbox:</text:p>
      <text:p text:style-name="P3">■ Ein Maskencompiler und C-Funktionen, die die vom Maskencompiler</text:p>
      <text:p text:style-name="P3">erstellten Maskendateien interpretieren</text:p>
      <text:p text:style-name="P3">■ Ein Formularcompiler und C-Funktionen, die die erstellten Formulare und</text:p>
      <text:p text:style-name="P3">Listen für den Ausdruck interpretieren.</text:p>
      <text:p text:style-name="P3">ISAM-Toolbox:</text:p>
      <text:p text:style-name="P3">■ Die Funktionen, die dir die Datenbankverwaltung zur Verfügung stellt,</text:p>
      <text:p text:style-name="P3">verwenden als Basis das Novell-Btrieve-Tool.</text:p>
      <text:p text:style-name="P3">UTIL-Toolbox:</text:p>
      <text:p text:style-name="P3">■ Weiters stehen dir Funktionen zur Stringbearbeitung und Low-Level-</text:p>
      <text:p text:style-name="P3">Funktionen aller Art zur Verfügung.</text:p>
      <text:p text:style-name="P3">Bei der Realisierung der Funktionen haben wir versucht, die bestmögliche</text:p>
      <text:p text:style-name="P3">Kombination von Effektivität und leichter Bedienbarkeit zu finden.</text:p>
      <text:p text:style-name="P3">Die verschiedenen Funktionen der SAA-Toolbox sind in folgenden Kategorien</text:p>
      <text:p text:style-name="P3">zusammengefaßt:</text:p>
      <text:p text:style-name="P3"/>
      <text:p text:style-name="P4"/>
      <text:p text:style-name="P8">┌──────┬─────────────────────────────────────┬───────────────┐</text:p>
      <text:p text:style-name="P8">│Präfix│ Kategorie <text:s text:c="26"/>│ Header-Dateien│</text:p>
      <text:p text:style-name="P8">├──────┼─────────────────────────────────────┼───────────────┤</text:p>
      <text:p text:style-name="P8">│ <text:s text:c="5"/>│ Lädt alle anderen Header-Dateien <text:s text:c="3"/>│ eur_tool h <text:s text:c="3"/>│</text:p>
      <text:p text:style-name="P8">│ <text:s text:c="5"/>│ <text:s text:c="36"/>│ <text:s text:c="14"/>│</text:p>
      <text:p text:style-name="P8">│ Dl_ <text:s/>│ Funktionen zur Aktivierung der <text:s text:c="5"/>│ eur_dlg <text:s/>h <text:s text:c="3"/>│</text:p>
      <text:p text:style-name="P8">│ <text:s text:c="5"/>│ Dialogfelder <text:s text:c="23"/>│ <text:s text:c="14"/>│</text:p>
      <text:p text:style-name="P8">│ <text:s text:c="5"/>│ <text:s text:c="36"/>│ <text:s text:c="14"/>│</text:p>
      <text:p text:style-name="P8">│ Mn_ <text:s/>│ Funktionen zur Initialisierung <text:s text:c="5"/>│ <text:s text:c="14"/>│</text:p>
      <text:p text:style-name="P8">│ <text:s text:c="5"/>│ und Aktivierung des Menümanagers <text:s text:c="3"/>│ eur_mnu <text:s/>h <text:s text:c="3"/>│</text:p>
      <text:p text:style-name="P8">│ <text:s text:c="5"/>│ <text:s text:c="36"/>│ <text:s text:c="14"/>│</text:p>
      <text:p text:style-name="P8">│ Ms_ <text:s/>│ Funktionen zur Unterstützung der <text:s text:c="3"/>│ <text:s text:c="14"/>│</text:p>
      <text:p text:style-name="P8">│ <text:s text:c="5"/>│ Microsoft-Maus <text:s text:c="21"/>│ eur_msm <text:s/>h <text:s text:c="3"/>│</text:p>
      <text:p text:style-name="P8">│ <text:s text:c="5"/>│ <text:s text:c="36"/>│ <text:s text:c="14"/>│</text:p>
      <text:p text:style-name="P8">│ Ut_ <text:s/>│ Utility-Funktionen und Makros <text:s text:c="6"/>│ eur_utl <text:s/>h <text:s text:c="3"/>│</text:p>
      <text:p text:style-name="P8">│ <text:s text:c="5"/>│ <text:s text:c="36"/>│ <text:s text:c="14"/>│</text:p>
      <text:p text:style-name="P8">│ Vi_ <text:s/>│ Funktionen zur schnellen Bild- <text:s text:c="5"/>│ <text:s text:c="14"/>│</text:p>
      <text:p text:style-name="P8">│ <text:s text:c="5"/>│ schirmausgabe <text:s text:c="22"/>│ eur_vio <text:s/>h <text:s text:c="3"/>│</text:p>
      <text:p text:style-name="P8">│ <text:s text:c="5"/>│ <text:s text:c="36"/>│ <text:s text:c="14"/>│</text:p>
      <text:p text:style-name="P8">│ Wi_ <text:s/>│ Funktionen zum Window-Handling <text:s text:c="5"/>│ eur_win <text:s/>h <text:s text:c="3"/>│</text:p>
      <text:p text:style-name="P8">│ <text:s text:c="5"/>│ <text:s text:c="36"/>│ <text:s text:c="14"/>│</text:p>
      <text:p text:style-name="P8">│ i_ <text:s text:c="2"/>│ interne SAA-Funktionen <text:s text:c="13"/>│ eur_int <text:s/>h <text:s text:c="3"/>│</text:p>
      <text:p text:style-name="P8">│ <text:s text:c="5"/>│ <text:s text:c="36"/>│ <text:s text:c="14"/>│</text:p>
      <text:p text:style-name="P8">│ <text:s text:c="5"/>│ Funktionstypen, typedef, <text:s text:c="11"/>│ eur_type h <text:s text:c="3"/>│</text:p>
      <text:p text:style-name="P8">│ <text:s text:c="5"/>│ <text:s text:c="36"/>│ <text:s text:c="14"/>│</text:p>
      <text:p text:style-name="P8">│ <text:s text:c="5"/>│ Funktionen für Stringmanipulationen │ eur_str <text:s/>h <text:s text:c="3"/>│</text:p>
      <text:p text:style-name="P8">│ <text:s text:c="5"/>│ <text:s text:c="36"/>│ <text:s text:c="14"/>│</text:p>
      <text:p text:style-name="P8"><text:soft-page-break/>│ <text:s text:c="5"/>│ DOS Low-Level Funktionen <text:s text:c="11"/>│ eur_dos <text:s/>h <text:s text:c="3"/>│</text:p>
      <text:p text:style-name="P8">│ <text:s text:c="5"/>│ <text:s text:c="36"/>│ <text:s text:c="14"/>│</text:p>
      <text:p text:style-name="P8">│ BTRV │ <text:s text:c="36"/>│ <text:s text:c="14"/>│</text:p>
      <text:p text:style-name="P8">│ B_ <text:s text:c="2"/>│ Btrieve ISAM-Funktionen <text:s text:c="12"/>│ eur_btr <text:s/>h <text:s text:c="3"/>│</text:p>
      <text:p text:style-name="P8">│ <text:s text:c="5"/>│ <text:s text:c="36"/>│ <text:s text:c="14"/>│</text:p>
      <text:p text:style-name="P8">│ M_ <text:s text:c="2"/>│ Masken-Interpreter-Funktionen <text:s text:c="6"/>│ eur_tool h <text:s text:c="3"/>│</text:p>
      <text:p text:style-name="P8">└──────┴─────────────────────────────────────┴───────────────┘</text:p>
      <text:p text:style-name="P8"/>
      <text:p text:style-name="P9">Tabelle 1.1: Die Toolbox-Kategorien und die Präfixe der Funktionsnamen.</text:p>
      <text:p text:style-name="P9"/>
      <text:p text:style-name="P9">Die Spalte »Präfixe« der Tabelle 1.1. informiert du über die Vorsilben,</text:p>
      <text:p text:style-name="P9">die den einzelnen Funktions- und Makronamen vorangestellt sind, um sie den</text:p>
      <text:p text:style-name="P9">Kategorien zuzuordnen.</text:p>
      <text:p text:style-name="P9">So enthält das Modul zur Steuerung des Menümanagers (Präfix: Mn_) eine</text:p>
      <text:p text:style-name="P9">Funktion, mit der Menüs initialisiert werden können: »Mn_Einrichten()«.</text:p>
      <text:p text:style-name="P9">Außerdem informiert du dieses Präfix darüber, welche Deklarationsdatei von</text:p>
      <text:p text:style-name="P10">dir zur TypeDen Toolbox-Datentypen für vorzeichenbehaftete C-Typen wird ein »S« (für</text:p>
      <text:p text:style-name="P7">»signed«) vorangestellt. Somit erhält beispielsweise eine Variable vom C-</text:p>
      <text:p text:style-name="P7">Typ »signed int« den Toolbox-Typ SWORD.</text:p>
      <text:p text:style-name="P7">Ein große Manko vieler Programme sind Variablennamen ohne jede</text:p>
      <text:p text:style-name="P10">Aussagekraft. deine Progrnprüfung der Funktionsargumente in deinen Code miteingebunden</text:p>
      <text:p text:style-name="P9">werden muß.</text:p>
      <text:p text:style-name="P9">Wenn du beispielsweise in einem Programmteil die Toolbox-funktion</text:p>
      <text:p text:style-name="P9">»Mn_Einrichten()« verwenden wollen, müßen du die Header-Datei »eur_mnu.h«</text:p>
      <text:p text:style-name="P9">miteinbinden.</text:p>
      <text:p text:style-name="P9"><text:soft-page-break/>Wenn Ihr Programm mehrere Header-Dateien der Toolbox benötigt, können du</text:p>
      <text:p text:style-name="P9">auch die Header-Datei »eur_tool« verwenden. Diese Datei bindet sämtliche</text:p>
      <text:p text:style-name="P9">Header-Dateien der Toolbox mit einer anweisung ein. Durch die</text:p>
      <text:p text:style-name="P9">Präprozessorbefehle zur bedingten Kompilation ist sichergestellt, daß jede</text:p>
      <text:p text:style-name="P9">Header-Datei nur einmal eingebunden wird.</text:p>
      <text:p text:style-name="P9">Bei der Namensvergabe der Funktionen haben wir uns die Fähigkeit des</text:p>
      <text:p text:style-name="P9">Microsoft-C Compilers und des Linkers zunutze gemacht, 31 siginifikante</text:p>
      <text:p text:style-name="P9">Stellen zu unterscheiden. Die Funktionsnamen wurden dadurch zwar länger,</text:p>
      <text:p text:style-name="P9">verdeutlichen jedoch gleichzeitig besser den Verwendungszweck der Funktion.</text:p>
      <text:p text:style-name="P9">(Beispiel: Ms_CursorOff(): schaltet den Maus-Cursor aus).</text:p>
      <text:p text:style-name="P9">Die Funktionsnamen verwenden eine Mischung aus Klein- und Großschreibung,</text:p>
      <text:p text:style-name="P9">wobei diese Notation die Funktionsnamen in einzelne Worte teilt.</text:p>
      <text:p text:style-name="P9">Für Low-Level Funktionen, DOS-Funktionen oder Funktionen zur</text:p>
      <text:p text:style-name="P9">Stringmanipulation verwenden wir, gleich wie die Microsoft-Standard-</text:p>
      <text:p text:style-name="P9">Biblitohek, nur Kleinbuchstaben.</text:p>
      <text:p text:style-name="P9">Interne SAA-Toolbox-Funktionen beginnen mit »i_«. Die Funktionen des</text:p>
      <text:p text:style-name="P9">Maskeninterpreters verwenden ein Präfix »M_« und die Btrieve-Funktionen das</text:p>
      <text:p text:style-name="P9">Präfix »B_«.</text:p>
      <text:p text:style-name="P9">1.3. Notationsregeln</text:p>
      <text:p text:style-name="P9">Zur Angabe des Datentyps einer Variable verwenden wir Datentypen, die mit</text:p>
      <text:p text:style-name="P9">der »typedef-Anweisung« geschaffen wurden. Ziel dabei ist es, Datentypen,</text:p>
      <text:p text:style-name="P9">die in C nicht explizit vorhanden sind, zu schaffen (z.B. den Boolschen</text:p>
      <text:p text:style-name="P9">Datentyp) als auch durch die Vergabe von Großbuchstaben den Code</text:p>
      <text:p text:style-name="P9">übersichtlicher zu gestalten.</text:p>
      <text:p text:style-name="P9"><text:soft-page-break/>Die wichtigsten Datentypen finden du in der nachfolgenden Tabelle. Eine</text:p>
      <text:p text:style-name="P9">komplette Übersicht können du der Header-Datei »eur_type.h« entnehmen.</text:p>
      <text:p text:style-name="P9">Wenn du bereits unter Windows programmiert haben, werden dir diese</text:p>
      <text:p text:style-name="P9">»Typen« bekannt vorkommen.</text:p>
      <text:p text:style-name="P8">┌──────────┬─────────────────────┬─────────────────────────────────┐</text:p>
      <text:p text:style-name="P8">│Toobox-Typ│ C-Typ <text:s text:c="14"/>│ Verwendungszweck <text:s text:c="15"/>│</text:p>
      <text:p text:style-name="P8">├──────────┼─────────────────────┼─────────────────────────────────┤</text:p>
      <text:p text:style-name="P8">│CHAR <text:s text:c="5"/>│ unsigned char <text:s text:c="6"/>│ Zeichen <text:s text:c="24"/>│</text:p>
      <text:p text:style-name="P8">│BYTE <text:s text:c="5"/>│ unsigned char <text:s text:c="6"/>│ Zahl im Bereich 0-255 <text:s text:c="10"/>│</text:p>
      <text:p text:style-name="P8">│WORD <text:s text:c="5"/>│ unsigned int <text:s text:c="7"/>│ Zahl im Bereich 0-65.535 <text:s text:c="7"/>│</text:p>
      <text:p text:style-name="P8">│LONG <text:s text:c="5"/>│ unsigned long <text:s text:c="6"/>│ Zahl im Bereich 0-4.294.967.295 │</text:p>
      <text:p text:style-name="P8">│BOOL <text:s text:c="5"/>│ signed short int <text:s text:c="3"/>│ Boolsche Variable:TRUE/FALSE <text:s text:c="3"/>│</text:p>
      <text:p text:style-name="P8">│ <text:s text:c="9"/>│ <text:s text:c="20"/>│ <text:s text:c="32"/>│</text:p>
      <text:p text:style-name="P8">│PSTR <text:s text:c="5"/>│ unsigned char * <text:s text:c="4"/>│ Zeiger auf String <text:s text:c="14"/>│</text:p>
      <text:p text:style-name="P8">│FPSTR <text:s text:c="4"/>│ unsigned char far * │ far-Zeiger auf String <text:s text:c="10"/>│</text:p>
      <text:p text:style-name="P8">│ <text:s text:c="9"/>│ <text:s text:c="20"/>│ <text:s text:c="32"/>│</text:p>
      <text:p text:style-name="P8">│PWORD <text:s text:c="4"/>│ unsigned int * <text:s text:c="5"/>│ Zeiger auf Word <text:s text:c="16"/>│</text:p>
      <text:p text:style-name="P8">│FPWORD <text:s text:c="3"/>│ unsigned word far * │ far-Zeiger auf Word <text:s text:c="12"/>│</text:p>
      <text:p text:style-name="P8">└──────────┴─────────────────────┴─────────────────────────────────┘</text:p>
      <text:p text:style-name="P7">Tabelle 1.2: Die wichtigsten Toolbox-Datentypen</text:p>
      <text:p text:style-name="P7"/>
      <text:p text:style-name="P7">Den Toolbox-Datentypen für vorzeichenbehaftete C-Typen wird ein »S« (für</text:p>
      <text:p text:style-name="P7">»signed«) vorangestellt. Somit erhält beispielsweise eine Variable vom C-</text:p>
      <text:p text:style-name="P7">Typ »signed int« den Toolbox-Typ SWORD.</text:p>
      <text:p text:style-name="P7">Ein große Manko vieler Programme sind Variablennamen ohne jede</text:p>
      <text:p text:style-name="P7"><text:soft-page-break/>Aussagekraft. deine Programmierer verwenden offensichtlich keine oder <text:span text:style-name="T5">n</text:span>ur</text:p>
      <text:p text:style-name="P7">wenig Zeit für die Namensgebung der Variablen. Dies führt dann in der Regel</text:p>
      <text:p text:style-name="P7">dazu, daß die so entstandenen Programme für außenstehende Personen nicht</text:p>
      <text:p text:style-name="P7">mehr zu durchschauen sind und daher kaum gewartet werden können.</text:p>
      <text:p text:style-name="P7">Um die Variablennamen der Toolbox aussagekräftiger zu machen, verwenden wir</text:p>
      <text:p text:style-name="P7">eine Nomenklatur, die sich an die »ungarische Namenskonvention« anlehnt,</text:p>
      <text:p text:style-name="P7">die vom Microsoft-Programmierer Charles Simony entwickelt worden ist. Mit</text:p>
      <text:p text:style-name="P7">Ihr soll erreicht werden, daß aus einem Variablennamen sowohl die Aufgabe</text:p>
      <text:p text:style-name="P7">der Variable im Programm als auch Ihr Datentyp hervorgeht.</text:p>
      <text:p text:style-name="P7">Der Datentyp wird dabei durch ein Präfix vor dem Variablennamen angegeben.,</text:p>
      <text:p text:style-name="P7">das den Typ der Variable eindeutig beschreibt. Dieses Verfahren wirkt auf</text:p>
      <text:p text:style-name="P7">den ersten Blick sicherlich etwas abschreckend, es hat sich jedoch gezeigt,</text:p>
      <text:p text:style-name="P7">daß nach einer kurzen Gewöhnungsphase die Vorteile bei weitem überwiegen.</text:p>
      <text:p text:style-name="P7">In der folgenden Tabelle finden du eine Aufstellung der wichtigsten</text:p>
      <text:p text:style-name="P7">Präfixe. Eine vollständige Übersicht ist in der Datei »eur_type.h«</text:p>
      <text:p text:style-name="P7">enthalten.</text:p>
      <text:p text:style-name="P8">┌──────┬─────────────────────────────┬───────────────────────────────┐</text:p>
      <text:p text:style-name="P8">│Präfix│ Datentyp <text:s text:c="19"/>│ Bedeutung <text:s text:c="20"/>│</text:p>
      <text:p text:style-name="P8">├──────┼─────────────────────────────┼───────────────────────────────┤</text:p>
      <text:p text:style-name="P8">│ c <text:s text:c="3"/>│ CHAR <text:s text:c="2"/>(unsigned char) <text:s text:c="5"/>│ Zeichen <text:s text:c="22"/>│</text:p>
      <text:p text:style-name="P8">│ b <text:s text:c="3"/>│ BYTE <text:s text:c="2"/>(unsigned char) <text:s text:c="5"/>│ Zahl im Bereich 0-255 <text:s text:c="8"/>│</text:p>
      <text:p text:style-name="P11">│ w <text:s text:c="3"/>│ WORD <text:s/>Tabelle 1.1: Die Toolbox-Kategorien und die Präfixe der Funktionsnamen.</text:p>
      <text:p text:style-name="P8"/>
      <text:p text:style-name="P8">Die Spalte »Präfixe« der Tabelle 1.1. informiert du über die Vorsilben,</text:p>
      <text:p text:style-name="P8">die den einzelnen Funktions- und Makronamen vorangestellt sind, um sie den</text:p>
      <text:p text:style-name="P8">Kategorien zuzuordnen.</text:p>
      <text:p text:style-name="P8"><text:soft-page-break/>So enthält das Modul zur Steuerung des Menümanagers (Präfix: Mn_) eine</text:p>
      <text:p text:style-name="P8">Funktion, mit der Menüs initialisiert werden können: »Mn_Einrichten()«.</text:p>
      <text:p text:style-name="P8">Außerdem informiert du dieses Präfix darüber, welche Deklarationsdatei von</text:p>
      <text:p text:style-name="P8">dir zur Typenprüfung der Funktionsargumente in deinen Code miteingebunden</text:p>
      <text:p text:style-name="P8">werden muß.</text:p>
      <text:p text:style-name="P8">Wenn du beispielsweise in einem Programmteil die Toolbox-funktion</text:p>
      <text:p text:style-name="P8">»Mn_Einrichten()« verwenden wollen, müßen du die Header-Datei »eur_mnu.h«</text:p>
      <text:p text:style-name="P8">miteinbinden.</text:p>
      <text:p text:style-name="P8">Wenn Ihr Programm mehrere Header-Dateien der Toolbox benötigt, können du</text:p>
      <text:p text:style-name="P8">auch die Header-Datei »eur_tool« verwenden. Diese Datei bindet sämtliche</text:p>
      <text:p text:style-name="P8">Header-Dateien der Toolbox mit einer anweisung ein. Durch die</text:p>
      <text:p text:style-name="P8">Präprozessorbefehle zur bedingten Kompilation ist sichergestellt, daß jede</text:p>
      <text:p text:style-name="P8">Header-Datei nur einmal eingebunden wird.</text:p>
      <text:p text:style-name="P8">Bei der Namensvergabe der Funktionen haben wir uns die Fähigkeit des</text:p>
      <text:p text:style-name="P8">Microsoft-C Compilers und des Linkers zunutze gemacht, 31 siginifikante</text:p>
      <text:p text:style-name="P8">Stellen zu unterscheiden. Die Funktionsnamen wurden dadurch zwar länger,</text:p>
      <text:p text:style-name="P8">verdeutlichen jedoch gleichzeitig besser den Verwendungszweck der Funktion.</text:p>
      <text:p text:style-name="P8">(Beispiel: Ms_CursorOff(): schaltet den Maus-Cursor aus).</text:p>
      <text:p text:style-name="P8">Die Funktionsnamen verwenden eine Mischung aus Klein- und Großschreibung,</text:p>
      <text:p text:style-name="P8">wobei diese Notation die Funktionsnamen in einzelne Worte teilt.</text:p>
      <text:p text:style-name="P8">Für Low-Level Funktionen, DOS-Funktionen oder Funktionen zur</text:p>
      <text:p text:style-name="P8">Stringmanipulation verwenden wir, gleich wie die Microsoft-Standard-</text:p>
      <text:p text:style-name="P8">Biblitohek, nur Kleinbuchstaben.</text:p>
      <text:p text:style-name="P8">Interne SAA-Toolbox-Funktionen beginnen mit »i_«. Die Funktionen des</text:p>
      <text:p text:style-name="P8">Maskeninterpreters verwenden ein Präfix »M_« und die Btrieve-Funktionen das</text:p>
      <text:p text:style-name="P8">Präfix »B_«.</text:p>
      <text:p text:style-name="P8">1.3. Notationsregeln</text:p>
      <text:p text:style-name="P8">Zur Angabe des Datentyps einer Variable verwenden wir Datentypen, die mit</text:p>
      <text:p text:style-name="P8"><text:soft-page-break/>der »typedef-Anweisung« geschaffen wurden. Ziel dabei ist es, Datentypen,</text:p>
      <text:p text:style-name="P8">die in C nicht explizit vorhanden sind, zu schaffen (z.B. den Boolschen</text:p>
      <text:p text:style-name="P8">Datentyp) als auch durch die Vergabe von Großbuchstaben den Code</text:p>
      <text:p text:style-name="P8">übersichtlicher zu gestalten.</text:p>
      <text:p text:style-name="P8">Die wichtigsten Datentypen finden du in der nachfolgenden Tabelle. Eine</text:p>
      <text:p text:style-name="P8">komplette Übersicht können du der Header-Datei »eur_type.h« entnehmen.</text:p>
      <text:p text:style-name="P8">Wenn du bereits unter Windows programmiert haben, werden dir diese</text:p>
      <text:p text:style-name="P8">»Typen« bekannt vorkommen.</text:p>
      <text:p text:style-name="P8">┌──────────┬─────────────────────┬─────────────────────────────────┐</text:p>
      <text:p text:style-name="P8">│Toobox-Typ│ C-Typ <text:s text:c="14"/>│ Verwendungszweck <text:s text:c="15"/>│</text:p>
      <text:p text:style-name="P8">├──────────┼─────────────────────┼─────────────────────────────────┤</text:p>
      <text:p text:style-name="P8">│CHAR <text:s text:c="5"/>│ unsigned char <text:s text:c="6"/>│ Zeichen <text:s text:c="24"/>│</text:p>
      <text:p text:style-name="P8">│BYTE <text:s text:c="5"/>│ unsigned char <text:s text:c="6"/>│ Zahl im Bereich 0-255 <text:s text:c="10"/>│</text:p>
      <text:p text:style-name="P8">│WORD <text:s text:c="5"/>│ unsigned int <text:s text:c="7"/>│ Zahl im Bereich 0-65.535 <text:s text:c="7"/>│</text:p>
      <text:p text:style-name="P8">│LONG <text:s text:c="5"/>│ unsigned long <text:s text:c="6"/>│ Zahl im Bereich 0-4.294.967.295 │</text:p>
      <text:p text:style-name="P8">│BOOL <text:s text:c="5"/>│ signed short int <text:s text:c="3"/>│ Boolsche Variable:TRUE/FALSE <text:s text:c="3"/>│</text:p>
      <text:p text:style-name="P8">│ <text:s text:c="9"/>│ <text:s text:c="20"/>│ <text:s text:c="32"/>│</text:p>
      <text:p text:style-name="P8">│PSTR <text:s text:c="5"/>│ unsigned char * <text:s text:c="4"/>│ Zeiger auf String <text:s text:c="14"/>│</text:p>
      <text:p text:style-name="P8">│FPSTR <text:s text:c="4"/>│ unsigned char far * │ far-Zeiger auf String <text:s text:c="10"/>│</text:p>
      <text:p text:style-name="P8">│ <text:s text:c="9"/>│ <text:s text:c="20"/>│ <text:s text:c="32"/>│</text:p>
      <text:p text:style-name="P8">│PWORD <text:s text:c="4"/>│ unsigned int * <text:s text:c="5"/>│ Zeiger auf Word <text:s text:c="16"/>│</text:p>
      <text:p text:style-name="P8">│FPWORD <text:s text:c="3"/>│ unsigned word far * │ far-Zeiger auf Word <text:s text:c="12"/>│</text:p>
      <text:p text:style-name="P8">└──────────┴─────────────────────┴─────────────────────────────────┘</text:p>
      <text:p text:style-name="P8">Tabelle 1.2: Die wichtigsten Toolbox-Datentypen</text:p>
      <text:p text:style-name="P8"/>
      <text:p text:style-name="P8">Den Toolbox-Datentypen für vorzeichenbehaftete C-Typen wird ein »S« (für</text:p>
      <text:p text:style-name="P8">»signed«) vorangestellt. Somit erhält beispielsweise eine Variable vom C-</text:p>
      <text:p text:style-name="P8"><text:soft-page-break/>Typ »signed int« den Toolbox-Typ SWORD.</text:p>
      <text:p text:style-name="P8">Ein große Manko vieler Programme sind Variablennamen ohne jede</text:p>
      <text:p text:style-name="P8">Aussagekraft. deine Programmierer verwenden offensichtlich keine oder mur</text:p>
      <text:p text:style-name="P8">wenig Zeit für die Namensgebung der Variablen. Dies führt dann in der Regel</text:p>
      <text:p text:style-name="P8">dazu, daß die so entstandenen Programme für außenstehende Personen nicht</text:p>
      <text:p text:style-name="P8">mehr zu durchschauen sind und daher kaum gewartet werden können.</text:p>
      <text:p text:style-name="P8">Um die Variablennamen der Toolbox aussagekräftiger zu machen, verwenden wir</text:p>
      <text:p text:style-name="P8">eine Nomenklatur, die sich an die »ungarische Namenskonvention« anlehnt,</text:p>
      <text:p text:style-name="P8">die vom Microsoft-Programmierer Charles Simony entwickelt worden ist. Mit</text:p>
      <text:p text:style-name="P8">Ihr soll erreicht werden, daß aus einem Variablennamen sowohl die Aufgabe</text:p>
      <text:p text:style-name="P8">der Variable im Progr<text:span text:style-name="T5">amm</text:span> als auch Ihr Datentyp hervorgeht.</text:p>
      <text:p text:style-name="P8">Der Datentyp wird dabei durch ein Präfix vor dem Variablennamen angegeben.,</text:p>
      <text:p text:style-name="P8">das den Typ der Variable eindeutig beschreibt. Dieses Verfahren wirkt auf</text:p>
      <text:p text:style-name="P8">den ersten Blick sicherlich etwas abschreckend, es hat sich jedoch gezeigt,</text:p>
      <text:p text:style-name="P8">daß nach einer kurzen Gewöhnungsphase die Vorteile bei weitem überwiegen.</text:p>
      <text:p text:style-name="P8">In der folgenden Tabelle finden du eine Aufstellung der wichtigsten</text:p>
      <text:p text:style-name="P8">Präfixe. Eine vollständige Übersicht ist in der Datei »eur_type.h«</text:p>
      <text:p text:style-name="P11">enthalten.<text:line-break/><text:line-break/>┌──────┬─────────────────────────────┬───────────────────────────────┐<text:line-break/>│ <text:span text:style-name="T5">i <text:s text:c="3"/>│ INT <text:s text:c="3"/></text:span>(unsigned int) <text:s text:c="6"/>│ Zahl im Bereich 0-65.535 <text:s text:c="5"/>│</text:p>
      <text:p text:style-name="P8">│ bo <text:s text:c="2"/>│ BOOL <text:s text:c="2"/>(unsigned short int) │ Boolsche Variable:TRUE/FALSE <text:s/>│</text:p>
      <text:p text:style-name="P8">│ f <text:s text:c="3"/>│ FLOAT <text:s/>(float) <text:s text:c="13"/>│ Fließkommazahl <text:s text:c="15"/>│</text:p>
      <text:p text:style-name="P8">│ d <text:s text:c="3"/>│ DOUBLE (double) <text:s text:c="12"/>│ Fließkommazahl dopp. Genauigk.│</text:p>
      <text:p text:style-name="P8">│ pstr │ PSTR <text:s text:c="2"/>(unsigned char *) <text:s text:c="3"/>│ Zeiger auf String <text:s text:c="12"/>│</text:p>
      <text:p text:style-name="P11">│ fpstr│ FPSTR <text:s/>(unsigned char far*) │ <text:s/>far-Zeiger auf String <text:s text:c="7"/>│</text:p>
      <text:p text:style-name="P8">│ pw <text:s text:c="2"/>│ PWORD <text:s/>(unsigned int *) <text:s text:c="4"/>│ Zeiger auf Word <text:s text:c="14"/>│</text:p>
      <text:p text:style-name="P8">│ fpw <text:s/>│ FPWORD (unsigned int far *) │ far-Zeiger auf Word <text:s text:c="10"/>│</text:p>
      <text:p text:style-name="P8">└──────┴─────────────────────────────┴───────────────────────────────┘</text:p>
      <text:p text:style-name="P8"><text:soft-page-break/>Tabelle 1.3: Präfixe zur Typenangabe in Variablennamen</text:p>
      <text:p text:style-name="P8"/>
      <text:p text:style-name="P8">Besonder Behandlung erfahren dabei Registervariablen und andere</text:p>
      <text:p text:style-name="P8">Shleifenzähler sowie die programmglobalen und modulglobalen Variablen und</text:p>
      <text:p text:style-name="P8">Array. Registervariablen, die meist zur Optimierung von Schleifen verwendet</text:p>
      <text:p text:style-name="P8">werden, erhalten Variablennamen, die aus einem Buchstaben bestehn. Das</text:p>
      <text:p text:style-name="P8">gleiche gilt für Zählvariablen, die immer vom Typ WORD (unsigned int) sind.</text:p>
      <text:p text:style-name="P8">Für diese Variablen werden immer die Buchstaben »i, j, k...« verwendet.</text:p>
      <text:p text:style-name="P8">Allen programmglobalen Variablen wird zusätzlich die Nachsilbe »_g«</text:p>
      <text:p text:style-name="P8">angehängt. Wenn du im Source-Code beispielweise eine Variable mit dem</text:p>
      <text:p text:style-name="P8">Namen »wAktMnu_g« entdecken, handelt es sich um eine globale Variable vom</text:p>
      <text:p text:style-name="P8">Typ WORD. Modulglobale Variablen, die außerhalb der Funktion dieser Datei</text:p>
      <text:p text:style-name="P8">definiert werden, und somit nur beim Programmstart initialisiert weren,</text:p>
      <text:p text:style-name="P8">erhlaten als Namensergenzung die Kennzeichnung »_m«. Eine Variable mit dem</text:p>
      <text:p text:style-name="P8">Namen »wInit_m« ist somit modulglobal und hat den Datentyp WORD.</text:p>
      <text:p text:style-name="P8">Arrays werden durch Ergänzung des Präfixes um den Buchstaben »a«</text:p>
      <text:p text:style-name="P8">gekennzeichnet. Der Variablennamen acRahmenzeichen_g kennzeichnet also ein</text:p>
      <text:p text:style-name="P8">globales Array aus Zeichen (CHAR).</text:p>
      <text:p text:style-name="P8">Neben den Funktionen, die wir dir als Programmierer zur Verfügung</text:p>
      <text:p text:style-name="P8">stellen, verwendet die Toolbox interne Funktionen, die du am Präfix »i_«</text:p>
      <text:p text:style-name="P8">(für intern) erkennen können. Die Wirkungsweise der Funktionen wird in der</text:p>
      <text:p text:style-name="P8">Funktionsdokumentation ausführlich beschrieben. Da diese Funktionen die</text:p>
      <text:p text:style-name="P8">Datenstruktur der Toolbox manipulieren und sehr nah an die aufrufenden</text:p>
      <text:p text:style-name="P8">Funktionen angelehnt sind, empfehlen wir dir, diese Funktionen nicht zu</text:p>
      <text:p text:style-name="P8">benutzen. Die Prototypen dieser Funktionen finden du in der Datei</text:p>
      <text:p text:style-name="P8">»eur_int.h«. Da diese Datei nur intern verwendet wird, brauchen du diese</text:p>
      <text:p text:style-name="P8">Deklarationen nicht in Ihr Programm einzubinden.</text:p>
      <text:p text:style-name="P8">Eine Tabelle aller Funktionsnamen finden du im Anhang A dieser</text:p>
      <text:p text:style-name="P8"><text:soft-page-break/>Dokumentation.</text:p>
      <text:p text:style-name="P8">1.4. Die Bibliothek</text:p>
      <text:p text:style-name="P8">Sollten du mit der Programmiersprache C und deinem Microsoft C-Compiler</text:p>
      <text:p text:style-name="P8">noch nicht so vertraut sein, empfehlen wir dir das Buch »Programmieren</text:p>
      <text:p text:style-name="P8">mit QuickC«, erschienen in der »Microsoft Edition« im Verlag</text:p>
      <text:p text:style-name="P8">Markt&amp;Technikik.</text:p>
      <text:p text:style-name="P8">Die Einzelbibliotheken der SAA-Toolbox sind für den Einsatz der</text:p>
      <text:p text:style-name="P8">verschiedenen Speichermodelle vorbereitet. Alle Bibliotheken beginnen mit</text:p>
      <text:p text:style-name="P8">dem Präfix »saa_« (für SAA-Toolbox). Die Dateien werden durch ein Suffix</text:p>
      <text:p text:style-name="P8">aus vier Zeichen unterschieden. Die ersten drei Zeichen geben den Compiler</text:p>
      <text:p text:style-name="P8">un desen Versionsnummer an, mit dem die Bibliotheken erstellt wurden:</text:p>
      <text:p text:style-name="P8">M51 = Microsoft C-Compiler, Version 5.1</text:p>
      <text:p text:style-name="P8">Das letzte Zeichen dieses Suffixes liefert Informationen über das</text:p>
      <text:p text:style-name="P8">Speichermodell, mit dem die Bibliothek eingesetzt werden kann:<text:line-break/></text:p>
      <text:p text:style-name="P8">┌────────┬────────────────┬──────────┬──────────┐</text:p>
      <text:p text:style-name="P8">│ Symbol │ Speichermodell │ Daten <text:s text:c="3"/>│ Code <text:s text:c="4"/>│</text:p>
      <text:p text:style-name="P8">├────────┼────────────────┼──────────┼──────────┤</text:p>
      <text:p text:style-name="P8">│ S <text:s text:c="5"/>│ <text:s text:c="2"/>Small <text:s text:c="7"/>│ 64 Kbyte │ 64 Kbyte │</text:p>
      <text:p text:style-name="P8">│ M <text:s text:c="5"/>│ <text:s text:c="2"/>Medium <text:s text:c="6"/>│ 64 Kbyte │ <text:s/>1 Mbyte │</text:p>
      <text:p text:style-name="P8">│ C <text:s text:c="5"/>│ <text:s text:c="2"/>Compact <text:s text:c="5"/>│ <text:s/>1 Mbyte │ 64 Kbyte │</text:p>
      <text:p text:style-name="P8">│ L <text:s text:c="5"/>│ <text:s text:c="2"/>Large <text:s text:c="7"/>│ <text:s/>1 Mbyte │ <text:s/>1 Mbyte │</text:p>
      <text:p text:style-name="P8">└────────┴────────────────┴──────────┴──────────┘</text:p>
      <text:p text:style-name="P8">Tabelle 1.4: Bedeutung des Suffixes im Bibliotheksnamen</text:p>
      <text:p text:style-name="P8"><text:line-break/>So bedeutet beispielsweise der Dateiname »saa_m51l.lib« daß es sich um die</text:p>
      <text:p text:style-name="P8">Bibliothek der SAA-Toolbox <text:span text:style-name="T7">h</text:span>andelt, die mit dem Microsoft C-</text:p>
      <text:p text:style-name="P8">Compiler 5.1 für das Large-Speichermodell erstellt wurde.</text:p>
      <text:p text:style-name="P8">Diese Namenskonfention trifft auch auf die anderen Bibliotheken im Tool zu.</text:p>
      <text:p text:style-name="P8"><text:soft-page-break/>Zum Beispiel enthält die Bibliothek »eur_m51l.lib« (für <text:span text:style-name="T7">die </text:span>Toolbox)</text:p>
      <text:p text:style-name="P8">die Funktionen für die ISAM-Routinen und die Stringmanipulationen. Die</text:p>
      <text:p text:style-name="P8">Bibliothek »dos_m51l.lib« enthält Low-Level Dos-Funktionen.</text:p>
      <text:p text:style-name="P8">Wegen der Kompatibilität des Microsoft C-Compilers und des QuickC-Compilers</text:p>
      <text:p text:style-name="P8">können alle Bibliotheken sowohl mit QuickC als auch Microsoft C5.1</text:p>
      <text:p text:style-name="P8">verwendet werden. Beim QuickC-Compiler ergeben sich im Dialogmodus jedoch</text:p>
      <text:p text:style-name="P8">sehr schnell Speicherplatzprobleme.</text:p>
      <text:p text:style-name="P8"><text:line-break/><text:line-break/><text:line-break/><text:line-break/>1.5. Die Installation</text:p>
      <text:p text:style-name="P8">Wir empfehlen dir folgende Verzeichnisse anzulegen:<text:line-break/></text:p>
      <text:p text:style-name="P8">┌───────────┬────────────────────────────────────────────────────────┐</text:p>
      <text:p text:style-name="P8">│ Directory │ Inhalt <text:s text:c="48"/>│</text:p>
      <text:p text:style-name="P8">├───────────┼────────────────────────────────────────────────────────┤</text:p>
      <text:p text:style-name="P8">│ \euro\t01 │ <text:s text:c="55"/>│</text:p>
      <text:p text:style-name="P8">│ <text:s text:c="5"/>\exe │ <text:s text:c="55"/>│</text:p>
      <text:p text:style-name="P8">│ <text:s text:c="5"/>\dat │ <text:s text:c="55"/>│</text:p>
      <text:p text:style-name="P8">│ <text:s text:c="5"/>\hlp │ <text:s text:c="55"/>│</text:p>
      <text:p text:style-name="P8">│ <text:s text:c="5"/>\hdb │ <text:s text:c="55"/>│</text:p>
      <text:p text:style-name="P8">│ <text:s text:c="5"/>\loc │ <text:s text:c="55"/>│</text:p>
      <text:p text:style-name="P8">│ <text:s text:c="5"/>\lib │ <text:s text:c="55"/>│</text:p>
      <text:p text:style-name="P8">│ <text:s text:c="10"/>│ <text:s text:c="55"/>│</text:p>
      <text:p text:style-name="P8">│ \include <text:s/>│ <text:s text:c="55"/>│</text:p>
      <text:p text:style-name="P8">│ \bin <text:s text:c="5"/>│ <text:s text:c="55"/>│</text:p>
      <text:p text:style-name="P8">│ \btrieve <text:s/>│ <text:s text:c="55"/>│</text:p>
      <text:p text:style-name="P8">└───────────┴────────────────────────────────────────────────────────┘</text:p>
      <text:p text:style-name="P8"><text:soft-page-break/>euroSOFT (C) 1989 <text:s text:c="5"/>SAA-Toolbox / Standard <text:s text:c="2"/>2-[pic]</text:p>
      <text:p text:style-name="P8">1.1. Vorwort</text:p>
      <text:p text:style-name="P8">2.1. Vorwort</text:p>
      <text:p text:style-name="P8">IBM hat mit der Vereinheitlichung der Benutzeroberflächen,</text:p>
      <text:p text:style-name="P8">Programmierschnittstellen und der Kommunikationsprotukolle für die drei IMB</text:p>
      <text:p text:style-name="P8">Hardware-Architekturen PC, /3X und /370 wegweisende Schritte für die</text:p>
      <text:p text:style-name="P8">Zukunft der Software auch auf dem Personalcomputer gesetzt.</text:p>
      <text:p text:style-name="P8">Die drei Komponenten werden unter dem Stichwort SAA (System Anwendungs-</text:p>
      <text:p text:style-name="P8">Architektur) zusammengefaßt.</text:p>
      <text:p text:style-name="P8">Wir wollen dir die Bedeutung und die Grundlagen des SAA-Konzeptes</text:p>
      <text:p text:style-name="P8">vorstellen. Unser Hauptaugenmerk bei der Dokumentation zur SAA-Toolbox</text:p>
      <text:p text:style-name="P8">richten wir natürlich auf die SAA-Komponente »einheitliche</text:p>
      <text:p text:style-name="P8">Benützerführung«.</text:p>
      <text:p text:style-name="P8">du werden bei der ISAM-Toolbox sehen, daß wir auch für den Dateiaufbau</text:p>
      <text:p text:style-name="P8">einen Standard als Basis verwenden. Als Datenbankgrundlage dient der</text:p>
      <text:p text:style-name="P8">Standard von Novell: Btrieve, doch dazu später.</text:p>
      <text:p text:style-name="P8">2.2 Die einheitliche Anwendungsunterstützung</text:p>
      <text:p text:style-name="P8">Für Programmierer und Softwarehäuser ist die einheitliche</text:p>
      <text:p text:style-name="P8">Anwendungsunterstützung nach SAA nicht nur aus der Sicht des Kunden</text:p>
      <text:p text:style-name="P8">wichtig. IBM plant, die Werkzeuge für die Programmentwicklung auf den</text:p>
      <text:p text:style-name="P8">verschiedenen IBM Hardware-Architekturen zu vereinheitlichen. Dadurch wird</text:p>
      <text:p text:style-name="P8">eine Portabilität der entwickelten Software auch zwischen den Hardware-</text:p>
      <text:p text:style-name="P8">Systemen erreicht werden. Programme, die auf einem der Systeme entwickelt</text:p>
      <text:p text:style-name="P8">wurden, sollen auch auf allen anderen Architekturen eingesetzt werden</text:p>
      <text:p text:style-name="P8">können. Dadurch wird der Entwicklungsaufwand für die Software-Häuser</text:p>
      <text:p text:style-name="P8">erheblich reduziert.</text:p>
      <text:p text:style-name="P8">Gleichzeitig kann sich der Programmentwickler voll auf die zu erstellende</text:p>
      <text:p text:style-name="P8">Anwendung konzentrieren, ohne auf die Eigenheiten des speziellen</text:p>
      <text:p text:style-name="P8"><text:soft-page-break/>Betriebssystems un der konkreten Hardware Rücksicht nehmen zu müssen.</text:p>
      <text:p text:style-name="P8">Ein Beispiel für diese Programmierschnittstelle ist das API (application</text:p>
      <text:p text:style-name="P8">program interface) für den Presentation Manager des Betriebssystems OS/2.</text:p>
      <text:p text:style-name="P8">Anwendungen, die mit diesem Werkzeug erstellt werden, sollen in Zukunft</text:p>
      <text:p text:style-name="P8">ohne große Schwi<text:span text:style-name="T7">e</text:span>rigkeiten auf alle IBM Hardware-Architekturen portierbar</text:p>
      <text:p text:style-name="P8">sein.</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face style:name="Ubuntu" svg:font-family="Ubuntu" style:font-pitch="variable"/>
    <style:font-face style:name="Ubuntu1" svg:font-family="Ubuntu" style:font-adornments="Standard" style:font-pitch="variable"/>
    <style:font-face style:name="Verdana" svg:font-family="Verdana"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5-11-17T17:31:21.463460379</dc:date>
    <meta:editing-duration>PT28M1S</meta:editing-duration>
    <meta:editing-cycles>5</meta:editing-cycles>
    <meta:document-statistic meta:table-count="0" meta:image-count="0" meta:object-count="0" meta:page-count="16" meta:paragraph-count="378" meta:word-count="2875" meta:character-count="23547" meta:non-whitespace-character-count="18354"/>
  </office:meta>
</office:document-meta>
</file>